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33:01.90527144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3-02T13:10:56Z</meta:creation-date>
    <dc:date>2017-03-02T13:33:26.828690164</dc:date>
    <meta:editing-cycles>5</meta:editing-cycles>
    <meta:editing-duration>PT1M33S</meta:editing-duration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